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69695" calcext:value-type="float">
            <text:p>0.0469695</text:p>
          </table:table-cell>
          <table:table-cell office:value-type="float" office:value="0.0308479" calcext:value-type="float">
            <text:p>0.0308479</text:p>
          </table:table-cell>
          <table:table-cell office:value-type="float" office:value="0.0229422" calcext:value-type="float">
            <text:p>0.022942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3829" calcext:value-type="float">
            <text:p>0.0303829</text:p>
          </table:table-cell>
          <table:table-cell office:value-type="float" office:value="0.0193768" calcext:value-type="float">
            <text:p>0.0193768</text:p>
          </table:table-cell>
          <table:table-cell table:number-columns-repeated="2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0.0223221" calcext:value-type="float">
            <text:p>0.0223221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61091" calcext:value-type="float">
            <text:p>0.00961091</text:p>
          </table:table-cell>
          <table:table-cell office:value-type="float" office:value="0.0117811" calcext:value-type="float">
            <text:p>0.0117811</text:p>
          </table:table-cell>
          <table:table-cell office:value-type="float" office:value="0.0189118" calcext:value-type="float">
            <text:p>0.0189118</text:p>
          </table:table-cell>
          <table:table-cell office:value-type="float" office:value="0.021547" calcext:value-type="float">
            <text:p>0.021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58053" calcext:value-type="float">
            <text:p>0.00558053</text:p>
          </table:table-cell>
          <table:table-cell office:value-type="float" office:value="0.00775074" calcext:value-type="float">
            <text:p>0.00775074</text:p>
          </table:table-cell>
          <table:table-cell office:value-type="float" office:value="0.0164316" calcext:value-type="float">
            <text:p>0.0164316</text:p>
          </table:table-cell>
          <table:table-cell office:value-type="float" office:value="0.0203069" calcext:value-type="float">
            <text:p>0.0203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25531" calcext:value-type="float">
            <text:p>0.00325531</text:p>
          </table:table-cell>
          <table:table-cell office:value-type="float" office:value="0.00496047" calcext:value-type="float">
            <text:p>0.0049604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165866" calcext:value-type="float">
            <text:p>0.0165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267" calcext:value-type="float">
            <text:p>0.167267</text:p>
          </table:table-cell>
          <table:table-cell office:value-type="float" office:value="0.0675259" calcext:value-type="float">
            <text:p>0.0675259</text:p>
          </table:table-cell>
          <table:table-cell office:value-type="float" office:value="0.00754608" calcext:value-type="float">
            <text:p>0.00754608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0.0323301" calcext:value-type="float">
            <text:p>0.0323301</text:p>
          </table:table-cell>
          <table:table-cell office:value-type="float" office:value="0.00650922" calcext:value-type="float">
            <text:p>0.00650922</text:p>
          </table:table-cell>
          <table:table-cell office:value-type="float" office:value="0.00750288" calcext:value-type="float">
            <text:p>0.00750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6094" calcext:value-type="float">
            <text:p>0.0476094</text:p>
          </table:table-cell>
          <table:table-cell office:value-type="float" office:value="0.0046371" calcext:value-type="float">
            <text:p>0.0046371</text:p>
          </table:table-cell>
          <table:table-cell office:value-type="float" office:value="0.00545795" calcext:value-type="float">
            <text:p>0.00545795</text:p>
          </table:table-cell>
          <table:table-cell office:value-type="float" office:value="0.00748848" calcext:value-type="float">
            <text:p>0.00748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337" calcext:value-type="float">
            <text:p>0.015337</text:p>
          </table:table-cell>
          <table:table-cell office:value-type="float" office:value="0.00226094" calcext:value-type="float">
            <text:p>0.00226094</text:p>
          </table:table-cell>
          <table:table-cell office:value-type="float" office:value="0.00420507" calcext:value-type="float">
            <text:p>0.00420507</text:p>
          </table:table-cell>
          <table:table-cell office:value-type="float" office:value="0.0062788" calcext:value-type="float">
            <text:p>0.0062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835253" calcext:value-type="float">
            <text:p>0.000835253</text:p>
          </table:table-cell>
          <table:table-cell office:value-type="float" office:value="0.00131048" calcext:value-type="float">
            <text:p>0.00131048</text:p>
          </table:table-cell>
          <table:table-cell office:value-type="float" office:value="0.00285138" calcext:value-type="float">
            <text:p>0.00285138</text:p>
          </table:table-cell>
          <table:table-cell office:value-type="float" office:value="0.00519873" calcext:value-type="float">
            <text:p>0.005198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9631" calcext:value-type="float">
            <text:p>0.000489631</text:p>
          </table:table-cell>
          <table:table-cell office:value-type="float" office:value="0.000734447" calcext:value-type="float">
            <text:p>0.000734447</text:p>
          </table:table-cell>
          <table:table-cell office:value-type="float" office:value="0.0015985" calcext:value-type="float">
            <text:p>0.0015985</text:p>
          </table:table-cell>
          <table:table-cell office:value-type="float" office:value="0.00352823" calcext:value-type="float">
            <text:p>0.00352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8:20:20.125721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2:24:13.339659888</meta:creation-date>
    <meta:generator>LibreOffice/6.4.3.2$Linux_X86_64 LibreOffice_project/40$Build-2</meta:generator>
    <dc:date>2020-06-11T09:50:59.686817686</dc:date>
    <meta:editing-duration>PT1H36M41S</meta:editing-duration>
    <meta:editing-cycles>4</meta:editing-cycles>
    <meta:document-statistic meta:table-count="1" meta:cell-count="80" meta:object-count="0"/>
  </office:meta>
</office:document-meta>
</file>